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26/best-universities-for-blockchain-2022-cornell-university</text:p>
          </table:table-cell>
          <table:table-cell office:value-type="string" table:style-name="ce1">
            <text:p>Coindesk</text:p>
          </table:table-cell>
          <table:table-cell office:value-type="date" office:date-value="2022-09-30T00:00:00" table:style-name="ce3">
            <text:p>09/30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estislandblog.com/ethereum-researchers-propose-beam-chain-for-greater-scalability-and-security/</text:p>
          </table:table-cell>
          <table:table-cell office:value-type="string" table:style-name="ce1">
            <text:p>West Island Blog</text:p>
          </table:table-cell>
          <table:table-cell office:value-type="date" office:date-value="2024-11-14T00:00:00" table:style-name="ce3">
            <text:p>11/14/24</text:p>
          </table:table-cell>
          <table:table-cell office:value-type="string" table:style-name="ce1">
            <text:p>Ethereum Researchers Propose ‘Beam Chain’ for Greater Scalability and Security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eadtopics.com/uk/bitcoin-doubles-in-value-trump-vows-to-make-the-us-the-62987550">https://headtopics.com/uk/bitcoin-doubles-in-value-trump-vows-to-make-the-us-the-62987550</text:a></text:p>
          </table:table-cell>
          <table:table-cell office:value-type="string" table:style-name="ce1">
            <text:p>Head Topics</text:p>
          </table:table-cell>
          <table:table-cell office:value-type="date" office:date-value="2024-12-06T00:00:00" table:style-name="ce3">
            <text:p>12/06/24</text:p>
          </table:table-cell>
          <table:table-cell office:value-type="string" table:style-name="ce1">
            <text:p>Bitcoin Doubles in Value, Trump Vows to Make the US the 'Crypto Capital of the Planet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ews10.com/news/national/what-is-debanking-and-why-is-the-crypto-industry-upset/amp/">https://www.news10.com/news/national/what-is-debanking-and-why-is-the-crypto-industry-upset/amp/</text:a></text:p>
          </table:table-cell>
          <table:table-cell office:value-type="string" table:style-name="ce1">
            <text:p>News10 ABC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is ‘debanking,’ and why is the crypto industry upset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wbur.org/onpoint/2024/12/13/trump-crypto-election-bitcoin-policy">https://www.wbur.org/onpoint/2024/12/13/trump-crypto-election-bitcoin-policy</text:a></text:p>
          </table:table-cell>
          <table:table-cell office:value-type="string" table:style-name="ce1">
            <text:p>wbur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Trump’s crypto embrace means for the U.S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video/bitcoin-behaving-even-riskier-asset-154500736.html</text:p>
          </table:table-cell>
          <table:table-cell office:value-type="string" table:style-name="ce1">
            <text:p>Yahoo Finance</text:p>
          </table:table-cell>
          <table:table-cell office:value-type="date" office:date-value="2025-02-04T00:00:00" table:style-name="ce3">
            <text:p>02/04/25</text:p>
          </table:table-cell>
          <table:table-cell office:value-type="string" table:style-name="ce1">
            <text:p>Bitcoin behaving like 'even riskier asset' on policy uncertain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ternationalaccountingbulletin.com/news/blockchain-technology-financial-auditing/</text:p>
          </table:table-cell>
          <table:table-cell office:value-type="string" table:style-name="ce1">
            <text:p>International Accounting Bulletin</text:p>
          </table:table-cell>
          <table:table-cell office:value-type="date" office:date-value="2025-02-10T00:00:00" table:style-name="ce3">
            <text:p>02/10/25</text:p>
          </table:table-cell>
          <table:table-cell office:value-type="string" table:style-name="ce1">
            <text:p>Blockchain technology can enhance financial auditing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phys.org/news/2025-02-blockchain-technology-benefits-industry.html">https://phys.org/news/2025-02-blockchain-technology-benefits-industry.html</text:a></text:p>
          </table:table-cell>
          <table:table-cell office:value-type="string" table:style-name="ce1">
            <text:p>Phys.org</text:p>
          </table:table-cell>
          <table:table-cell office:value-type="date" office:date-value="2025-02-19T00:00:00" table:style-name="ce3">
            <text:p>02/19/25</text:p>
          </table:table-cell>
          <table:table-cell office:value-type="string" table:style-name="ce1">
            <text:p>Blockchain technology could bring benefits to the auditing industry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5/03/04/business/dealbook/trump-crypto-reserve-what-we-know.html">https://www.nytimes.com/2025/03/04/business/dealbook/trump-crypto-reserve-what-we-know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Trump’s Crypto Reserve Plan Raises Doubts. Here’s What We Know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kuow.org/stories/4-things-to-know-about-trump-s-plan-for-a-crypto-strategic-reserve">https://www.kuow.org/stories/4-things-to-know-about-trump-s-plan-for-a-crypto-strategic-reserve</text:a></text:p>
          </table:table-cell>
          <table:table-cell office:value-type="string" table:style-name="ce1">
            <text:p>KUOW-NPR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4 things to know about Trump's plan for a 'crypto strategic reserve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lawfaremedia.org/article/lawfare-daily--carla-reyes-and-drew-hinkes-on-the-evolution-and-future-of-crypto-policy">https://www.lawfaremedia.org/article/lawfare-daily--carla-reyes-and-drew-hinkes-on-the-evolution-and-future-of-crypto-policy</text:a></text:p>
          </table:table-cell>
          <table:table-cell office:value-type="string" table:style-name="ce1">
            <text:p>Lawfare</text:p>
          </table:table-cell>
          <table:table-cell office:value-type="date" office:date-value="2025-03-11T00:00:00" table:style-name="ce3">
            <text:p>03/11/25</text:p>
          </table:table-cell>
          <table:table-cell office:value-type="string" table:style-name="ce1">
            <text:p>Carla Reyes and Drew Hinkes on the Evolution and Future of Crypto Policy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idfspokesperson.com/growth-in-bitcoin-and-stablecoin-adoption-could-accelerate-dedollarization/">https://idfspokesperson.com/growth-in-bitcoin-and-stablecoin-adoption-could-accelerate-dedollarization/</text:a></text:p>
          </table:table-cell>
          <table:table-cell office:value-type="string" table:style-name="ce1">
            <text:p>International Daily Finance</text:p>
          </table:table-cell>
          <table:table-cell office:value-type="date" office:date-value="2025-03-14T00:00:00" table:style-name="ce3">
            <text:p>03/14/25</text:p>
          </table:table-cell>
          <table:table-cell office:value-type="string" table:style-name="ce1">
            <text:p>Growth in Bitcoin and stablecoin adoption could accelerate dedollariz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n.com/2025/03/20/business/crypto-industry-future/index.html</text:p>
          </table:table-cell>
          <table:table-cell office:value-type="string" table:style-name="ce1">
            <text:p>CNN</text:p>
          </table:table-cell>
          <table:table-cell office:value-type="date" office:date-value="2025-03-20T00:00:00" table:style-name="ce3">
            <text:p>03/20/25</text:p>
          </table:table-cell>
          <table:table-cell office:value-type="string" table:style-name="ce1">
            <text:p>The crypto industry is advancing. (Just don’t ask it where it’s going.)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finance.yahoo.com/news/invested-1k-cryptos-included-us-140255428.html">https://finance.yahoo.com/news/invested-1k-cryptos-included-us-140255428.html</text:a></text:p>
          </table:table-cell>
          <table:table-cell office:value-type="string" table:style-name="ce1">
            <text:p>Yahoo Finance</text:p>
          </table:table-cell>
          <table:table-cell office:value-type="date" office:date-value="2025-03-28T00:00:00" table:style-name="ce3">
            <text:p>03/28/25</text:p>
          </table:table-cell>
          <table:table-cell office:value-type="string" table:style-name="ce1">
            <text:p>If You Invested $1K in the Cryptos Included in the US Reserve 5 Years Ago, Here’s How Much You’d Have Toda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sc.news/post/oasis-network-rose-token-analysis">https://bsc.news/post/oasis-network-rose-token-analysis<text:s/></text:a></text:p>
          </table:table-cell>
          <table:table-cell office:value-type="string" table:style-name="ce1">
            <text:p>BSC News</text:p>
          </table:table-cell>
          <table:table-cell office:value-type="date" office:date-value="2025-04-02T00:00:00" table:style-name="ce3">
            <text:p>04/02/25</text:p>
          </table:table-cell>
          <table:table-cell office:value-type="string" table:style-name="ce1">
            <text:p>Oasis Network and the ROSE Token: Understanding the Privacy-First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dlnews.com/articles/defi/researchers-propose-new-restaking-method-to-boost-sector/</text:p>
          </table:table-cell>
          <table:table-cell office:value-type="string" table:style-name="ce1">
            <text:p>DLNews</text:p>
          </table:table-cell>
          <table:table-cell office:value-type="date" office:date-value="2025-04-11T00:00:00" table:style-name="ce3">
            <text:p>04/11/25</text:p>
          </table:table-cell>
          <table:table-cell office:value-type="string" table:style-name="ce1">
            <text:p>Researchers propose new restaking method to supercharge $15bn sector</text:p>
          </table:table-cell>
          <table:table-cell office:value-type="string" table:style-name="ce1">
            <text:p>eyal, bar-zu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straitstimes.com/world/united-states/the-trump-family-is-going-all-in-on-crypto-projects-from-bitcoin-mining-to-stablecoins">https://www.straitstimes.com/world/united-states/the-trump-family-is-going-all-in-on-crypto-projects-from-bitcoin-mining-to-stablecoins</text:a></text:p>
          </table:table-cell>
          <table:table-cell office:value-type="string" table:style-name="ce1">
            <text:p>The Straits Times</text:p>
          </table:table-cell>
          <table:table-cell office:value-type="date" office:date-value="2025-04-13T00:00:00" table:style-name="ce3">
            <text:p>04/13/25</text:p>
          </table:table-cell>
          <table:table-cell office:value-type="string" table:style-name="ce1">
            <text:p>The Trump family is going all in on crypto projects, from Bitcoin mining to Stablecoi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indesk.com/news-analysis/2025/04/19/unpacking-the-dojs-crypto-enforcement-memo">https://www.coindesk.com/news-analysis/2025/04/19/unpacking-the-dojs-crypto-enforcement-memo</text:a></text:p>
          </table:table-cell>
          <table:table-cell office:value-type="string" table:style-name="ce1">
            <text:p>CoinDesk</text:p>
          </table:table-cell>
          <table:table-cell office:value-type="date" office:date-value="2025-04-19T00:00:00" table:style-name="ce3">
            <text:p>04/19/25</text:p>
          </table:table-cell>
          <table:table-cell office:value-type="string" table:style-name="ce1">
            <text:p>Unpacking the DOJ's Crypto Enforcement Mem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news.berkeley.edu/2025/04/28/six-uc-berkeley-faculty-elected-to-the-american-academy-of-arts-and-sciences/</text:p>
          </table:table-cell>
          <table:table-cell office:value-type="string" table:style-name="ce1">
            <text:p>UC Berkeley News</text:p>
          </table:table-cell>
          <table:table-cell office:value-type="date" office:date-value="2025-04-28T00:00:00" table:style-name="ce3">
            <text:p>04/28/25</text:p>
          </table:table-cell>
          <table:table-cell office:value-type="string" table:style-name="ce1">
            <text:p>Six UC Berkeley faculty elected to the American Academy of Arts and Science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.news/exclusive-oasis-protocol-unveils-verifiable-ai-agents-for-crypto-trading/">https://crypto.news/exclusive-oasis-protocol-unveils-verifiable-ai-agents-for-crypto-trading/</text:a></text:p>
          </table:table-cell>
          <table:table-cell office:value-type="string" table:style-name="ce1">
            <text:p>crypto.news</text:p>
          </table:table-cell>
          <table:table-cell office:value-type="date" office:date-value="2025-04-29T00:00:00" table:style-name="ce3">
            <text:p>04/29/25</text:p>
          </table:table-cell>
          <table:table-cell office:value-type="string" table:style-name="ce1">
            <text:p>Exclusive: Oasis Protocol unveils verifiable AI agents for crypto trad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forbes.com/sites/jasonbrett/2025/04/30/ava-labs-student-projects-shine-at-cornell-crypto-conference/">https://www.forbes.com/sites/jasonbrett/2025/04/30/ava-labs-student-projects-shine-at-cornell-crypto-conference/</text:a></text:p>
          </table:table-cell>
          <table:table-cell office:value-type="string" table:style-name="ce1">
            <text:p>Forbes</text:p>
          </table:table-cell>
          <table:table-cell office:value-type="date" office:date-value="2025-04-30T00:00:00" table:style-name="ce3">
            <text:p>04/30/25</text:p>
          </table:table-cell>
          <table:table-cell office:value-type="string" table:style-name="ce1">
            <text:p>Ava Labs, Student Projects Shine At Cornell Crypto Conference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5/05/06/opinion/trump-family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5-05-06T00:00:00" table:style-name="ce3">
            <text:p>05/06/25</text:p>
          </table:table-cell>
          <table:table-cell office:value-type="string" table:style-name="ce1">
            <text:p>Who’s the Greatest Grifter of Them All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fomania.com/web3-summit-2025-in-berlin-to-unite-global-blockchain-innovators-at-funkhaus/">https://coinfomania.com/web3-summit-2025-in-berlin-to-unite-global-blockchain-innovators-at-funkhaus/</text:a></text:p>
          </table:table-cell>
          <table:table-cell office:value-type="string" table:style-name="ce1">
            <text:p>Coinfomania.com</text:p>
          </table:table-cell>
          <table:table-cell office:value-type="date" office:date-value="2025-05-26T00:00:00" table:style-name="ce3">
            <text:p>05/26/25</text:p>
          </table:table-cell>
          <table:table-cell office:value-type="string" table:style-name="ce1">
            <text:p>Web3 Summit 2025 in Berlin to Unite Global Blockchain Innovators at Funkhau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ackernoon.com/zero-knowledge-zero-limits-the-vision-behind-aleos-new-blockchain-paradigm">https://hackernoon.com/zero-knowledge-zero-limits-the-vision-behind-aleos-new-blockchain-paradigm</text:a></text:p>
          </table:table-cell>
          <table:table-cell office:value-type="string" table:style-name="ce1">
            <text:p>Hackernoon</text:p>
          </table:table-cell>
          <table:table-cell office:value-type="date" office:date-value="2025-05-27T00:00:00" table:style-name="ce3">
            <text:p>05/27/25</text:p>
          </table:table-cell>
          <table:table-cell office:value-type="string" table:style-name="ce1">
            <text:p>Zero-Knowledge, Zero Limits: The Vision Behind Aleo's New Blockchain Paradig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www.coindesk.com/opinion/2025/06/02/we-cant-regulate-our-way-to-crypto-leadership-we-still-need-science">https://www.coindesk.com/opinion/2025/06/02/we-cant-regulate-our-way-to-crypto-leadership-we-still-need-science</text:a></text:p>
          </table:table-cell>
          <table:table-cell office:value-type="string" table:style-name="ce1">
            <text:p>Coindesk</text:p>
          </table:table-cell>
          <table:table-cell office:value-type="date" office:date-value="2025-06-02T00:00:00" table:style-name="ce3">
            <text:p>06/02/25</text:p>
          </table:table-cell>
          <table:table-cell office:value-type="string" table:style-name="ce1">
            <text:p>We Can’t Regulate Our Way to Crypto Leadership. We Still Need Science</text:p>
          </table:table-cell>
          <table:table-cell office:value-type="string" table:style-name="ce1">
            <text:p>juels, miller, fanti</text:p>
          </table:table-cell>
          <table:table-cell table:number-columns-repeated="16379"/>
        </table:table-row>
        <table:table-row table:number-rows-repeated="1046698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Oana Gherman</dc:creator>
    <dc:date>2025-06-03T04:04:23Z</dc:date>
    <meta:editing-cycles>129</meta:editing-cycles>
    <meta:editing-duration>PT11400S</meta:editing-duration>
  </office:meta>
</office:document-meta>
</file>